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02819e" officeooo:paragraph-rsid="0002819e" style:font-size-asian="22pt" style:language-asian="zh" style:country-asian="CN" style:font-weight-asian="bold" style:font-size-complex="25.1000003814697pt" style:font-weight-complex="bold"/>
    </style:style>
    <style:style style:name="P2" style:family="paragraph" style:parent-style-name="Standard">
      <style:text-properties fo:font-size="17.1000003814697pt" fo:font-weight="normal" officeooo:rsid="0002819e" officeooo:paragraph-rsid="0002819e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8.25pt" fo:font-weight="normal" officeooo:rsid="0002819e" officeooo:paragraph-rsid="0002819e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18.25pt" fo:font-weight="normal" officeooo:rsid="00037705" officeooo:paragraph-rsid="00037705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Standard">
      <style:text-properties fo:font-size="18.25pt" fo:font-weight="normal" officeooo:rsid="00056450" officeooo:paragraph-rsid="00056450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officeooo:rsid="00056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函数(方法)</text:p>
      <text:p text:style-name="P3">方法是一段能完成独立功能的代码块，我们只需要写一次方法，可以被多次调用，提高了代码的复用性</text:p>
      <text:p text:style-name="P3"><text:s/>语法：</text:p>
      <text:p text:style-name="P3">public <text:s/>static 返回值类型[void ] 方法名(数据类型 参数名,数据类型 参数名...){</text:p>
      <text:p text:style-name="P3"><text:s text:c="17"/>方法体</text:p>
      <text:p text:style-name="P3"><text:s text:c="20"/>[return 结果]</text:p>
      <text:p text:style-name="P3">}</text:p>
      <text:p text:style-name="P4">返回值类型[void]:返回值类型就是函数执行后要给调用者的数据类型，如果制定了数据类型就必须要有return,<text:span text:style-name="T1">如果是void就可以不指定return</text:span></text:p>
      <text:p text:style-name="P5">参数：调用者传递过来的数据的接收方式，参数可以有多个，也可以没有</text:p>
      <text:p text:style-name="P5">return结果：就看是否有返回值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S</meta:editing-duration>
    <meta:editing-cycles>4</meta:editing-cycles>
    <meta:generator>LibreOffice/5.3.0.3$Windows_X86_64 LibreOffice_project/7074905676c47b82bbcfbea1aeefc84afe1c50e1</meta:generator>
    <dc:date>2018-01-15T10:50:02.194000000</dc:date>
    <meta:document-statistic meta:table-count="0" meta:image-count="0" meta:object-count="0" meta:page-count="1" meta:paragraph-count="10" meta:word-count="191" meta:character-count="287" meta:non-whitespace-character-count="241"/>
    <meta:user-defined meta:name="Info 1"/>
    <meta:user-defined meta:name="Info 2"/>
    <meta:user-defined meta:name="Info 3"/>
    <meta:user-defined meta:name="Info 4"/>
  </office:meta>
</office:document-meta>
</file>